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8f70" officeooo:paragraph-rsid="00108f70"/>
    </style:style>
    <style:style style:name="P2" style:family="paragraph" style:parent-style-name="Standard">
      <style:text-properties officeooo:rsid="00126861" officeooo:paragraph-rsid="001268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reading in python</text:p>
      <text:p text:style-name="P2"><text:a xlink:type="simple" xlink:href="http://stackoverflow.com/questions/29960264/python-threading-daemon" text:style-name="Internet_20_link" text:visited-style-name="Visited_20_Internet_20_Link">http://stackoverflow.com/questions/29960264/python-threading-daemon</text:a></text:p>
      <text:p text:style-name="P2"><text:a xlink:type="simple" xlink:href="https://pymotw.com/2/threading/" text:style-name="Internet_20_link" text:visited-style-name="Visited_20_Internet_20_Link">https://pymotw.com/2/threading/</text:a></text:p>
      <text:p text:style-name="P2"><text:a xlink:type="simple" xlink:href="http://stackoverflow.com/questions/4330111/python-thread-daemon-property" text:style-name="Internet_20_link" text:visited-style-name="Visited_20_Internet_20_Link">http://stackoverflow.com/questions/4330111/python-thread-daemon-property</text:a></text:p>
      <text:p text:style-name="P2">Daemon :<text:a xlink:type="simple" xlink:href="https://gist.github.com/josephernest/77fdb0012b72ebdf4c9d19d6256a1119" text:style-name="Internet_20_link" text:visited-style-name="Visited_20_Internet_20_Link">https://gist.github.com/josephernest/77fdb0012b72ebdf4c9d19d6256a1119</text:a></text:p>
      <text:p text:style-name="P2"/>
      <text:p text:style-name="P1"/>
      <text:p text:style-name="P1">import threading</text:p>
      <text:p text:style-name="P1">import sys</text:p>
      <text:p text:style-name="P1">from time import sleep</text:p>
      <text:p text:style-name="P1">from random import randint as r</text:p>
      <text:p text:style-name="P1"/>
      <text:p text:style-name="P1">def waiter(n):</text:p>
      <text:p text:style-name="P1"><text:s text:c="4"/>print("Starting thread " + str(n))</text:p>
      <text:p text:style-name="P1"><text:s text:c="4"/>wait_time = r(1,2)</text:p>
      <text:p text:style-name="P1"><text:s text:c="4"/>sleep(wait_time)</text:p>
      <text:p text:style-name="P1"><text:s text:c="4"/>print("Exiting thread " + str(n))</text:p>
      <text:p text:style-name="P1"/>
      <text:p text:style-name="P1">if __name__=='__main__':</text:p>
      <text:p text:style-name="P1"><text:s text:c="4"/>try:</text:p>
      <text:p text:style-name="P1"><text:s text:c="8"/>for i in range(5):</text:p>
      <text:p text:style-name="P1"><text:s text:c="12"/>t = threading.Thread(target=waiter, args=(i+1,))</text:p>
      <text:p text:style-name="P1"><text:s text:c="12"/>t.daemon = True</text:p>
      <text:p text:style-name="P1"><text:s text:c="12"/>t.start()</text:p>
      <text:p text:style-name="P1"><text:s text:c="12"/>sleep(3)</text:p>
      <text:p text:style-name="P1"><text:s text:c="8"/>print('All threads complete!')</text:p>
      <text:p text:style-name="P1"><text:s text:c="8"/>sys.exit(1)</text:p>
      <text:p text:style-name="P1"><text:s text:c="4"/>except KeyboardInterrupt:</text:p>
      <text:p text:style-name="P1"><text:s text:c="8"/>print('')</text:p>
      <text:p text:style-name="P1"><text:s text:c="8"/>sys.exit(1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1:55:07.195333723</meta:creation-date>
    <dc:date>2017-03-30T15:33:48.380607940</dc:date>
    <meta:editing-duration>PT3H38M40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26" meta:word-count="62" meta:character-count="784" meta:non-whitespace-character-count="636"/>
  </office:meta>
</office:document-meta>
</file>